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padding="0.049cm" fo:border="0.06pt solid #000000" style:shadow="none" style:writing-mode="lr-tb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 fo:padding="0cm" fo:border="none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fo:padding="0.049cm" fo:border="0.06pt solid #000000" style:shadow="none"/>
      <style:text-properties fo:font-size="14pt" fo:font-weight="bol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padding="0.049cm" fo:border="0.06pt solid #000000" style:shadow="none"/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1 systeme et reseaux</text:p>
      <text:p text:style-name="P1">Armel Kermorvant</text:p>
      <text:p text:style-name="P1"/>
      <text:p text:style-name="P2">ls -l *.doc<text:tab/><text:span text:style-name="T2">pour lister tous les fichiers .doc dans le repertoire où l'on se trouve</text:span></text:p>
      <text:p text:style-name="P3"/>
      <text:p text:style-name="P2">ls –help<text:tab/><text:span text:style-name="T2">pour lire l'aide</text:span></text:p>
      <text:p text:style-name="P3"/>
      <text:p text:style-name="P3">adresse web pour telecharger l'image iso du systeme d'exploitation centos</text:p>
      <text:p text:style-name="P2"><text:span text:style-name="T1">vault.centos.org/5.5/isos/i386/</text:span><text:span text:style-name="T2"> <text:s/>(version torrent)</text:span></text:p>
      <text:p text:style-name="P3"/>
      <text:p text:style-name="P3">bios en 8 bit</text:p>
      <text:p text:style-name="P3">EFI qui va bientôt remplacer le bios sera en 32 bit</text:p>
      <text:p text:style-name="P3"><text:tab/>95 % de serveurs aujourd'hui sont en EFI</text:p>
      <text:p text:style-name="P3"/>
      <text:p text:style-name="P3">un pc avec un systeme 32 bits peut avoir au maximum 4 giga de ram</text:p>
      <text:p text:style-name="P3"><text:tab/>avec un systeme 64 bits 8 giga de ram</text:p>
      <text:p text:style-name="P3">avec PAE il est possible d'utiliser plus de memoire que ce qui est defini en theorie (sous linux mais pas sous window)</text:p>
      <text:p text:style-name="P3"/>
      <text:p text:style-name="P4">partitionnement : </text:p>
      <text:p text:style-name="P6">la partition swap peut etre defini jusqu'à 2 fois la ram avec un maxi <text:s/>de 8 giga</text:p>
      <text:p text:style-name="P6"/>
      <text:p text:style-name="P6"/>
      <text:p text:style-name="P16">mot de passe utilise pour l'installation de centos dans virtual box « 123456 »</text:p>
      <text:p text:style-name="P14"><text:span text:style-name="T5">su <text:tab/></text:span><text:span text:style-name="T3"> tout le disque dur nous appartient, super administrateur, attention danger !</text:span></text:p>
      <text:p text:style-name="P16"><text:tab/>Pour se connecter en administrateur (demande le mot de passe 12346)</text:p>
      <text:p text:style-name="P14"><text:span text:style-name="T5">user prof</text:span><text:span text:style-name="T3"><text:tab/><text:tab/>acceder à utilisateur prof</text:span></text:p>
      <text:p text:style-name="P16"/>
      <text:p text:style-name="P14"><text:span text:style-name="T5">ls.</text:span><text:span text:style-name="T3"><text:tab/><text:tab/>pour voir les fichiers </text:span></text:p>
      <text:p text:style-name="P14"><text:span text:style-name="T5">ls . (+2 fois tab)</text:span><text:span text:style-name="T3"><text:tab/>pour voir tous les fichiers cachés</text:span></text:p>
      <text:p text:style-name="P14"><text:span text:style-name="T5">cd /home/etudiant</text:span><text:span text:style-name="T3"><text:tab/>va se placer dans le repertoire descendant etudiant</text:span></text:p>
      <text:p text:style-name="P14"><text:span text:style-name="T5">cd /boot <text:tab/><text:tab/></text:span><text:span text:style-name="T3">pour aller dans le repertoire boot</text:span></text:p>
      <text:p text:style-name="P14"><text:span text:style-name="T5">cd .kde</text:span><text:span text:style-name="T3"><text:tab/><text:tab/>voir tous les fichiers caches du repertoire kde</text:span></text:p>
      <text:p text:style-name="P14"><text:span text:style-name="T5">Cat /proc/cpuinfo</text:span><text:span text:style-name="T3"><text:tab/>donne les infos sur le systeme </text:span></text:p>
      <text:p text:style-name="P14"><text:span text:style-name="T5">useradd prof<text:tab/></text:span><text:span text:style-name="T3"><text:tab/>ajouter un utilisateur nome prof</text:span></text:p>
      <text:p text:style-name="P14"><text:span text:style-name="T9">userdel prof</text:span><text:span text:style-name="T3"><text:tab/><text:tab/>supprimer un utilisateur </text:span></text:p>
      <text:p text:style-name="P14"><text:span text:style-name="T5">passwd prof</text:span><text:span text:style-name="T3"><text:tab/><text:tab/>créé un mot de passe pour l'utilisateur prof</text:span></text:p>
      <text:p text:style-name="P16"/>
      <text:p text:style-name="P14"><text:span text:style-name="T5">cd ~</text:span><text:span text:style-name="T3"><text:tab/><text:tab/>revient dans le repertoire personnel</text:span></text:p>
      <text:p text:style-name="P14"><text:span text:style-name="T5">echo $PATH</text:span><text:span text:style-name="T3"><text:tab/><text:tab/>donne le contenu du prompt, version...</text:span></text:p>
      <text:p text:style-name="P14"><text:span text:style-name="T5">lsscsi<text:tab/></text:span><text:span text:style-name="T3"><text:tab/>s'il est installe donne les infos sur le disque dur</text:span></text:p>
      <text:p text:style-name="P14"><text:span text:style-name="T5">fdisk -l<text:tab/></text:span><text:span text:style-name="T3"><text:tab/>donne les formats de fichier (mode administrateur?)</text:span></text:p>
      <text:p text:style-name="P14"><text:span text:style-name="T5">stat /home/etudiant</text:span><text:span text:style-name="T3"><text:tab/><text:tab/>donne tout ce qui a été fait sur le pc par l'utilisateur etudiant</text:span></text:p>
      <text:p text:style-name="P14"><text:span text:style-name="T5">fdisk nom_disque</text:span><text:span text:style-name="T3"><text:tab/><text:tab/>donne les infos sur le disque cité</text:span></text:p>
      <text:p text:style-name="P16"><text:soft-page-break/></text:p>
      <text:p text:style-name="P6"/>
      <text:p text:style-name="P6">formats de fichiers :</text:p>
      <text:p text:style-name="P6"><text:tab/>sous windows<text:tab/>FAT et NTFS</text:p>
      <text:p text:style-name="P6"><text:tab/>sous linux<text:tab/>EXT2 <text:tab/><text:tab/>EXT3<text:tab/><text:tab/>EXT4<text:tab/><text:tab/>BRTFS</text:p>
      <text:p text:style-name="P6"/>
      <text:p text:style-name="P6">sous le format EXT2 apres une coupure de courant inoppinée, il scan tous les fichiers du disque</text:p>
      <text:p text:style-name="P6">avec EXT3 principe de pagination : un bout de fichier en debut de disque qui permet de savoir les fichiers ouverts et fermés donc pas de relecture complete en cas de coupure.</text:p>
      <text:p text:style-name="P6">avec EXT4<text:tab/> c'est<text:tab/>EXT3 en amélioré</text:p>
      <text:p text:style-name="P6">BRTFS plus rapide pour attribuer l'espace memoire lors de la creation d'un fichier.</text:p>
      <text:p text:style-name="P11">Sous linux on ne defragmente pas.</text:p>
      <text:p text:style-name="P11"/>
      <text:p text:style-name="P10"><text:span text:style-name="T7">Mercredi 19 septembre 2012</text:span><text:span text:style-name="T3"><text:tab/></text:span></text:p>
      <text:p text:style-name="P10"><text:span text:style-name="T2">chapitre 3</text:span><text:span text:style-name="T3"> le shell Bash</text:span></text:p>
      <text:p text:style-name="P6">le shell est un interpréteur de commande (un langage)</text:p>
      <text:p text:style-name="P6">le csh est plus ancien que le bash, tous les deuxsont des shell mais le csh plus ancien.</text:p>
      <text:p text:style-name="P6">Oracle prefere le csh et plante avec plein d'utilisateurs.</text:p>
      <text:p text:style-name="P6">Le shell est un logiciel qui realise l'interface avec le noyau.</text:p>
      <text:p text:style-name="P6"/>
      <text:p text:style-name="P15">Partitionner un disque</text:p>
      <text:p text:style-name="P16"><text:span text:style-name="T8">Su</text:span><text:tab/><text:tab/>se mettre en root</text:p>
      <text:p text:style-name="P16"><text:span text:style-name="T8">fdisk -l</text:span><text:tab/>pour voir les disques <text:s text:c="2"/>(quelquefois rajouter devant ./ )</text:p>
      <text:p text:style-name="P16"><text:tab/><text:tab/>sur cette commande on voit :</text:p>
      <text:p text:style-name="P16"><text:tab/><text:tab/>disque/dev/sda 10.7 GO puis dessous</text:p>
      <text:p text:style-name="P16"><text:tab/><text:tab/>sda premier disque avec les partitions</text:p>
      <text:p text:style-name="P16"><text:tab/><text:tab/>/dev/sda1 * (amorce pour le demarrage du systeme</text:p>
      <text:p text:style-name="P16"><text:tab/><text:tab/>2eme disque avec rien dessus pour l'instant</text:p>
      <text:p text:style-name="P16">pour créer les partitions :</text:p>
      <text:p text:style-name="P17">./fdisk /dev/sdb</text:p>
      <text:p text:style-name="P16"><text:span text:style-name="T8">m</text:span><text:tab/>pour le manuel</text:p>
      <text:p text:style-name="P16"><text:span text:style-name="T8">n</text:span><text:tab/>pour créer une partition</text:p>
      <text:p text:style-name="P16"><text:span text:style-name="T8">p</text:span><text:tab/>faire une partition primaire</text:p>
      <text:p text:style-name="P16"><text:span text:style-name="T8">1</text:span><text:tab/>partition numero 1</text:p>
      <text:p text:style-name="P16"><text:span text:style-name="T8">1</text:span><text:tab/>premier cylindre</text:p>
      <text:p text:style-name="P16">1024M <text:tab/>donner la taille puis valider</text:p>
      <text:p text:style-name="P16"><text:span text:style-name="T8">p</text:span><text:tab/>pour voir ce que l'on a fait</text:p>
      <text:p text:style-name="P16"><text:span text:style-name="T8">t</text:span><text:tab/>pour voir et créer le type de fichiers</text:p>
      <text:p text:style-name="P16"><text:span text:style-name="T8">L</text:span><text:tab/>pour voir les formats possibles</text:p>
      <text:p text:style-name="P16"><text:span text:style-name="T8">b</text:span><text:tab/>pour des fichiers W95 FAT32 par exemple</text:p>
      <text:p text:style-name="P16"><text:span text:style-name="T8">p</text:span><text:tab/>pour voir ce que l'on a fait</text:p>
      <text:p text:style-name="P16"><text:span text:style-name="T8">w</text:span><text:tab/>pour synchroniser</text:p>
      <text:p text:style-name="P16"><text:span text:style-name="T8">ls mk&lt;tab&gt;&lt;tab&gt;</text:span><text:tab/>pour formater les partitions</text:p>
      <text:p text:style-name="P16"><text:span text:style-name="T8">./mkfs.ext3 /dev/sdb1</text:span><text:tab/>pour formater la partition 1 au format ext3</text:p>
      <text:p text:style-name="P16"><text:span text:style-name="T8">./mkfs.vfat /dev/sdb2</text:span> pour formater la partition 2 au format fat</text:p>
      <text:p text:style-name="P16"><text:span text:style-name="T8">./fdisk -l</text:span> <text:tab/>pour voir le disque mais pas les partitions</text:p>
      <text:p text:style-name="P16"/>
      <text:p text:style-name="P16">créer un repertoire</text:p>
      <text:p text:style-name="P16"><text:soft-page-break/><text:span text:style-name="T8">mkdir /mnt/usb1</text:span><text:tab/>créer un repertoire usb1</text:p>
      <text:p text:style-name="P16"><text:span text:style-name="T8">mkdir /mnt/usb2</text:span><text:tab/>créer un repertoire usb2</text:p>
      <text:p text:style-name="P16"><text:span text:style-name="T8">mount /dev/sdb1 /mnt/usb1</text:span><text:tab/>pour monter un peripherique usb1</text:p>
      <text:p text:style-name="P16"/>
      <text:p text:style-name="P16"><text:span text:style-name="T8">cp fdisk /mnt/usb1</text:span><text:tab/><text:tab/>pour copier</text:p>
      <text:p text:style-name="P16"><text:span text:style-name="T8">cd ~</text:span> revenir a la racine en root</text:p>
      <text:p text:style-name="P16"/>
      <text:p text:style-name="P16"><text:span text:style-name="T8">umount /mnt/usb1</text:span><text:tab/>pour supprimer le dossier usb1</text:p>
      <text:p text:style-name="P16"><text:span text:style-name="T8">cd /mnt/usb1</text:span><text:tab/>pour aller dans le repertoire usb1</text:p>
      <text:p text:style-name="P6"/>
      <text:p text:style-name="P6">Quand on cree ou que l'on installe un peripherique, il est créé pour ce peripherique un identifiant (UUID). Chaque peripherique est reconnu, chacun a le sien.</text:p>
      <text:p text:style-name="P13">Cat /mnt/fstab<text:tab/><text:span text:style-name="T2">pour voir</text:span></text:p>
      <text:p text:style-name="P12">mount -o loop nom.iso /mnt/iso<text:tab/><text:span text:style-name="T2">pour ramener l'image iso dans le repertoire iso créé.</text:span></text:p>
      <text:p text:style-name="P6"/>
      <text:p text:style-name="P12">Dpkg -i nom_packages .deb<text:span text:style-name="T2"><text:tab/><text:tab/>pour installer le packages</text:span></text:p>
      <text:p text:style-name="P6"/>
      <text:p text:style-name="P12">Yum install httpd<text:span text:style-name="T2"><text:tab/>pour telecharger et installer un serveur web</text:span></text:p>
      <text:p text:style-name="P6"/>
      <text:p text:style-name="P12">yum update<text:span text:style-name="T2"><text:tab/><text:tab/>telecharger toutes les mises a jour</text:span></text:p>
      <text:p text:style-name="P12">yum update firefox<text:span text:style-name="T2"><text:tab/>telecharger les mises a jous de firefox seulement</text:span></text:p>
      <text:p text:style-name="P6"/>
      <text:p text:style-name="P8">26 septembre 2012</text:p>
      <text:p text:style-name="P7"/>
      <text:p text:style-name="P6"><text:span text:style-name="T10">rpm -qi firefox</text:span> <text:tab/>done les infos sur firefox</text:p>
      <text:p text:style-name="P6"><text:span text:style-name="T10">$ ou &gt;</text:span><text:tab/>symbole de début de bach signalant qu'on est connecte en utilisateur sans pouvoir</text:p>
      <text:p text:style-name="P6"><text:span text:style-name="T10">#</text:span><text:tab/>symbole qui donne tous les droits</text:p>
      <text:p text:style-name="P6"><text:span text:style-name="T10">control d</text:span><text:tab/>qui fait un exit dans la console</text:p>
      <text:p text:style-name="P6"><text:span text:style-name="T10">date;pwd</text:span><text:tab/>combinaison de deux commandes donnant l'heure et le chemin du ficier ou l'on se trouve</text:p>
      <text:p text:style-name="P6"><text:span text:style-name="T10">gedit &amp;</text:span><text:tab/>ouvre le programme gedit mais laisse aussi la main dans le terminal</text:p>
      <text:p text:style-name="P6"><text:span text:style-name="T10">fc -l -10</text:span><text:tab/>va afficher les 10 dernieres commandes effectues dans le bach</text:p>
      <text:p text:style-name="P6"><text:span text:style-name="T10">history | grep fdisk</text:span><text:tab/>fait l'historique des <text:s/>commandes avec un fdisk note dans la commande</text:p>
      <text:p text:style-name="P6"><text:span text:style-name="T10">locate firefox</text:span><text:tab/>il trouve tout ce qui a attrait a firefox sur le pc</text:p>
      <text:p text:style-name="P12"><text:span text:style-name="T4">find / -name <text:s/>*cpuinfo*<text:tab/></text:span><text:span text:style-name="T2">recherche tous le fichiers avec dans une partie du nom le text cpuinfo</text:span></text:p>
      <text:p text:style-name="P12"><text:span text:style-name="T4">cd ../</text:span><text:span text:style-name="T2"><text:tab/>remonte d'un répertoire dans l'arborescence</text:span></text:p>
      <text:p text:style-name="P6"/>
      <text:p text:style-name="P6">2&gt; redirige toutes les erreurs</text:p>
      <text:p text:style-name="P6"/>
      <text:p text:style-name="P6"/>
      <text:p text:style-name="P8">mercredi 10 octobre 2012</text:p>
      <text:p text:style-name="P6"/>
      <text:p text:style-name="P7">cat /proc/cpuinfo | grep -e cpu &gt; info_cpu.log</text:p>
      <text:p text:style-name="P6">execute <text:s/>la commande cat et stocke la reponse dans le fichier créé info_cpu.log dans le repertoire où l'on se trouve.</text:p>
      <text:p text:style-name="P6"/>
      <text:p text:style-name="P7">df -h</text:p>
      <text:p text:style-name="P7">du</text:p>
      <text:p text:style-name="P9"><text:span text:style-name="T5">fschk<text:tab/></text:span><text:span text:style-name="T6">pour verifier un disque mais ATTENTION</text:span></text:p>
      <text:p text:style-name="P9"><text:span text:style-name="T5">./ fdisk <text:tab/></text:span><text:span text:style-name="T6">en mode administrateur</text:span></text:p>
      <text:p text:style-name="P9"><text:soft-page-break/><text:span text:style-name="T5">/sbin /./ fdisk -l <text:tab/></text:span><text:span text:style-name="T6">pour lire</text:span></text:p>
      <text:p text:style-name="P9"><text:span text:style-name="T5">backblocks<text:tab/></text:span><text:span text:style-name="T6">qui repere les defections sur le disque et les memorise au bord du disque</text:span></text:p>
      <text:p text:style-name="P6">a faire sur un disque demonte sinon DANGER</text:p>
      <text:p text:style-name="P6"/>
      <text:p text:style-name="P6">chaque fichier, programme, peripheriques, etc... est numeroté de 0 à 999 par le systeme</text:p>
      <text:p text:style-name="P6">chaque utilisateur a aussi un numero à partir de 1000.</text:p>
      <text:p text:style-name="P6"/>
      <text:p text:style-name="P9"><text:span text:style-name="T6">A connaître les fichiers </text:span><text:span text:style-name="T5">etc / Shadov<text:tab/>ETC/group<text:tab/>etc/passwd<text:tab/>etc/backup</text:span></text:p>
      <text:p text:style-name="P7"/>
      <text:p text:style-name="P9"><text:span text:style-name="T5">find /home/etudiant/universite/ -name « *.odt »<text:tab/><text:tab/></text:span><text:span text:style-name="T6">affiche les fichiers qui ont un nom se terminant par .odt du repertoire universite et de tous ces sous repertoires.</text:span></text:p>
      <text:p text:style-name="P6"/>
      <text:p text:style-name="P9"><text:span text:style-name="T5">chmod 740 toto <text:tab/></text:span><text:span text:style-name="T6">donne les droits pour le fichier toto 7 au proprietaire 4 au group et 0 aux autres.<text:tab/><text:tab/>r=4<text:tab/> w=2 <text:tab/>x=1</text:span></text:p>
      <text:p text:style-name="P6"/>
      <text:p text:style-name="P5">chmod g +x toto <text:tab/><text:span text:style-name="T1">ajoute le droit à l'execution (x) au groupe pour le fichier toto</text:span></text:p>
      <text:p text:style-name="P5">chmod 4755<text:tab/><text:tab/><text:span text:style-name="T1">ajoute des droits à un super administrateur</text:span></text:p>
      <text:p text:style-name="P3"/>
      <text:p text:style-name="P3">sauvegarde :<text:tab/>gzip<text:tab/>gunzip<text:tab/><text:tab/>bzip2<text:tab/><text:tab/>bunzip2</text:p>
      <text:p text:style-name="P5">tar<text:tab/><text:span text:style-name="T1">pour decompresser</text:span></text:p>
      <text:p text:style-name="P5">rzinc <text:tab/><text:tab/><text:span text:style-name="T1">pour synchroniser les repertoires</text:span></text:p>
      <text:p text:style-name="P5">dd if= /dev/sda1 of= /dev/sdb1</text:p>
      <text:p text:style-name="P5"/>
      <text:p text:style-name="P3">outils graphiques pour sauvegarder :<text:tab/>Arena<text:tab/>Backup<text:tab/>BackupPC<text:tab/>Backula</text:p>
      <text:p text:style-name="P3"/>
      <text:p text:style-name="P3">Le RAID <text:s text:c="3"/>pour dupliquer les enregistrements de données sur plusieurs disques.</text:p>
      <text:p text:style-name="P3"/>
      <text:p text:style-name="P3"/>
      <text:p text:style-name="P18">Le 15 octobre 2012<text:span text:style-name="T5"> Dorian</text:span></text:p>
      <text:p text:style-name="P18"><text:span text:style-name="T5"/></text:p>
      <text:p text:style-name="P22"><text:span text:style-name="T8">git </text:span>logiciel de versionning (pdf téléchargé <text:s/>dans tech cours)</text:p>
      <text:p text:style-name="P22"><text:span text:style-name="T8">github</text:span> serveur du depot gratuit</text:p>
      <text:p text:style-name="P24"><text:span text:style-name="T5">o</text:span>n installe le logiciel git sur le PC</text:p>
      <text:p text:style-name="P24">sur le site on parametre...</text:p>
      <text:p text:style-name="P24">on créé un repertoire sur le serveur pour deposer ce que l'on veut ensuite sauvegarder</text:p>
      <text:p text:style-name="P24">ensuite dans le terminal on se place dans le repertoire que l'on veut sauvegarder et <text:span text:style-name="T10">git init </text:span><text:span text:style-name="T5">pour initialiser...</text:span></text:p>
      <text:p text:style-name="P22"/>
      <text:p text:style-name="P22">ensuite les commandes dans le terminal en se plaçant dans le repertoire et :</text:p>
      <text:p text:style-name="P25"><text:span text:style-name="T5">git pull <text:tab/></text:span><text:span text:style-name="T6">pour recuperer sur le serveur</text:span></text:p>
      <text:p text:style-name="P25"><text:span text:style-name="T5">git add -A<text:tab/></text:span><text:span text:style-name="T6">pour preparer l'envoi des fichiers</text:span></text:p>
      <text:p text:style-name="P26">git commit -a -m « nom_sauvegarde »</text:p>
      <text:p text:style-name="P25"><text:span text:style-name="T5">git push<text:tab/></text:span><text:span text:style-name="T6">pour déposer sur le serveur</text:span></text:p>
      <text:p text:style-name="P28"/>
      <text:p text:style-name="P28"/>
      <text:p text:style-name="P21"/>
      <text:p text:style-name="P21"/>
      <text:p text:style-name="P21"/>
      <text:p text:style-name="P21"/>
      <text:p text:style-name="P21"/>
      <text:p text:style-name="P27"><text:soft-page-break/>Instatallation d'un systeme raid5 dans une mahine virtuelle</text:p>
      <text:p text:style-name="P22">Dans virtualbox créér une nouvelle machine en lui donnant un nom « centos_raid5 »</text:p>
      <text:p text:style-name="P22">Donner la valeur 1024 Mo pour la memoire vive pour que la machine tourne assez vite</text:p>
      <text:p text:style-name="P22">créer un premier disque d'amorçage sda de 8 Go</text:p>
      <text:p text:style-name="P22">ensuite selectionner (un clic gauche) la machine eteinte puis cliquer sur configuration, stockage, controler sata, puis cliquer sur l'icone « + » de droite pour créer le 2ème disque</text:p>
      <text:p text:style-name="P22">créer un 2ème, 3ème, 4ème disques de 2 Go qui serviront pour la sauvegarde du Home en Raid5</text:p>
      <text:p text:style-name="P22">créer un 5ème disque de 2 Go pour simuler plus tard le remplacement d'un disque endommagé (2,3 ou 4ème disque du systeme Raid)</text:p>
      <text:p text:style-name="P22">retourner dans configuration,stockage, et icône « disque » vide dans controleur IDE pour placer l'image iso</text:p>
      <text:p text:style-name="P22">démarrer la machine physique créée pour ensuite créer les partitions sur chaque disque</text:p>
      <text:p text:style-name="P22">au niveau du partitionnement, choisir un partitionnement personnalisé</text:p>
      <text:p text:style-name="P22">sur Sda : partition <text:tab/>sda1 <text:tab/>/boot <text:tab/>ext3<text:tab/>250 Mo</text:p>
      <text:p text:style-name="P22"><text:tab/><text:tab/><text:tab/>sda2<text:tab/>/<text:tab/>ext3<text:tab/>6000 Mo (6 Go)</text:p>
      <text:p text:style-name="P22"><text:tab/><text:tab/><text:tab/>sda3<text:tab/><text:tab/>swap<text:tab/>1024 Mo</text:p>
      <text:p text:style-name="P22">sur sdb : partition <text:tab/>sdb1<text:tab/><text:tab/>software raid<text:tab/>2000 Go</text:p>
      <text:p text:style-name="P22">sur sdc : partition <text:tab/>sdc1<text:tab/><text:tab/>software raid<text:tab/>2000 Go</text:p>
      <text:p text:style-name="P22">sur sdd : partition <text:tab/>sdd1<text:tab/><text:tab/>software raid<text:tab/>2000 Go</text:p>
      <text:p text:style-name="P22">cliquer sur « RAID » pour créer un peripherique RAID valider</text:p>
      <text:p text:style-name="P22">choisir raid 5 et cocher les 3 disques (principe du raid 5), point de montage /home pour ce cas choisi</text:p>
      <text:p text:style-name="P22"><text:s/>sur sde : partition <text:tab/>sde1<text:tab/><text:tab/>softwareraid<text:tab/>2000 Go</text:p>
      <text:p text:style-name="P22">ensuite on peut terminer l'installation....</text:p>
      <text:p text:style-name="P22">désactiver le pare-feu dans virtualbox (pas utile)</text:p>
      <text:p text:style-name="P22">créer un utilisateur etudiant mdp 123456</text:p>
      <text:p text:style-name="P22">à l'ouverture de centos choisir l'identifiant « root »</text:p>
      <text:p text:style-name="P22">ouvrir le navigateur internet pour aller sur le site « webmin »</text:p>
      <text:p text:style-name="P22">cliquer en haut a gauche sur RPM</text:p>
      <text:p text:style-name="P22">enregistrer (telecharger) le fichier webmin-1.600-1.noarch.rpm</text:p>
      <text:p text:style-name="P22">ouvrir le terminal pour installer le fichier telecharger sur le bureau ou dans tmp</text:p>
      <text:p text:style-name="P23">rpm -Uvh Desktop/webmin-1.600-1.noarch.rpm (<text:span text:style-name="T1">nom du fichier telecharger)</text:span></text:p>
      <text:p text:style-name="P23"><text:span text:style-name="T1">sur le navigateur internet taper</text:span></text:p>
      <text:p text:style-name="P23"><text:a xlink:type="simple" xlink:href="http://127.0.0.1:10000/">http://127.0.0.1:10000</text:a> <text:tab/>127.0.0.1 équivaut à localhost</text:p>
      <text:p text:style-name="P22">username= root</text:p>
      <text:p text:style-name="P22">password 123456</text:p>
      <text:p text:style-name="P22">cliquer à gauche dans <text:s/>Webmin</text:p>
      <text:p text:style-name="P22">puis sur change Language and them pour choisir le français</text:p>
      <text:p text:style-name="P22">ensuite cliquer sur Hardware, puis Linux RAID</text:p>
      <text:p text:style-name="P22">notre installation de raid5 apparaît dans le bandeau</text:p>
      <text:p text:style-name="P22"/>
      <text:p text:style-name="P20"/>
      <text:p text:style-name="P20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6T13:48:18</meta:creation-date>
    <dc:date>2012-10-17T23:10:20</dc:date>
    <dc:creator>Compte etudiant</dc:creator>
    <meta:editing-duration>PT3H25M44S</meta:editing-duration>
    <meta:editing-cycles>19</meta:editing-cycles>
    <meta:generator>LibreOffice/3.5$Linux_x86 LibreOffice_project/350m1$Build-2</meta:generator>
    <meta:document-statistic meta:table-count="0" meta:image-count="0" meta:object-count="0" meta:page-count="5" meta:paragraph-count="172" meta:word-count="1576" meta:character-count="9202" meta:non-whitespace-character-count="7704"/>
  </office:meta>
</office:document-meta>
</file>